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rota</text:p>
          </table:table-cell>
          <table:table-cell table:number-columns-repeated="5"/>
          <table:table-cell office:value-type="string">
            <text:p>gateway</text:p>
          </table:table-cell>
          <table:table-cell office:value-type="string">
            <text:p>esta(3)/dyna(4)</text:p>
          </table:table-cell>
          <table:table-cell table:number-columns-repeated="2"/>
          <table:table-cell office:value-type="string">
            <text:p>mascara</text:p>
          </table:table-cell>
          <table:table-cell table:number-columns-repeated="2"/>
        </table:table-row>
        <table:table-row table:style-name="ro2">
          <table:table-cell office:value-type="string">
            <text:p>0.0.0.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string">
            <text:p>10.255.0.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0.0.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0.10.10.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string">
            <text:p>10.10.10.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55.255.255.25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0.255.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string">
            <text:p>10.255.0.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55.255.255.2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72.17.0.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string">
            <text:p>10.10.10.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255.255.0.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ponte </meta:initial-creator>
    <meta:creation-date>2013-09-23T18:46:45</meta:creation-date>
    <dc:date>2013-09-23T19:16:27</dc:date>
    <dc:creator>thiagoponte </dc:creator>
    <meta:editing-duration>PT24M24S</meta:editing-duration>
    <meta:editing-cycles>3</meta:editing-cycles>
    <meta:generator>LibreOffice/3.5$Linux_X86_64 LibreOffice_project/350m1$Build-2</meta:generator>
    <meta:document-statistic meta:table-count="3" meta:cell-count="56" meta:object-count="0"/>
  </office:meta>
</office:document-meta>
</file>